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1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1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2_countTYP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rojectCategory</text:p>
          </table:table-cell>
          <table:table-cell office:value-type="string" calcext:value-type="string">
            <text:p>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-FUNDED PROGRAMM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sine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NTR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ABORATIVE R&amp;D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&amp;D BI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D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-FUNDE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ducati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ASIBILITY STUDIE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LOWSHIP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duc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RD DEVELOPMENT OF PROTOTY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LEDGE TRANSFER NETWO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i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LEDGE TRANSFER PARTNERSHIP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si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CH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i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GRAN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EARCH GRANT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BUSINESS RESEARCH INITIATI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usi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u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ING GRANT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Research</text:p>
          </table:table-cell>
          <table:table-cell/>
          <table:table-cell table:style-name="ce3" office:value-type="string" calcext:value-type="string">
            <text:p>paid by a Research Council to a Research Organisation for the provision of postgraduate study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0/00/0000</text:date>, <text:time style:data-style-name="N2" text:time-value="15:15:49.784505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7T16:07:15.620198371</dc:date>
    <meta:editing-duration>PT4M38S</meta:editing-duration>
    <meta:editing-cycles>2</meta:editing-cycles>
    <meta:generator>LibreOffice/5.3.6.1$Linux_X86_64 LibreOffice_project/30$Build-1</meta:generator>
    <meta:document-statistic meta:table-count="1" meta:cell-count="54" meta:object-count="0"/>
  </office:meta>
</office:document-meta>
</file>